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  <style:text-properties officeooo:rsid="001b6c92" officeooo:paragraph-rsid="000e4220"/>
    </style:style>
    <style:style style:name="P2" style:family="paragraph" style:parent-style-name="Frame_20_contents">
      <loext:graphic-properties draw:fill="solid" draw:fill-color="#ffffcc" draw:opacity="100%"/>
      <style:paragraph-properties fo:text-align="center" style:justify-single-word="false" fo:background-color="#ffffcc"/>
      <style:text-properties fo:font-size="14pt" fo:font-weight="bold" officeooo:rsid="0019babd" officeooo:paragraph-rsid="0019babd" style:font-size-asian="14pt" style:font-weight-asian="bold" style:font-size-complex="14pt" style:font-weight-complex="bold"/>
    </style:style>
    <style:style style:name="P3" style:family="paragraph" style:parent-style-name="Frame_20_contents">
      <style:paragraph-properties fo:line-height="150%" fo:text-align="start" style:justify-single-word="false"/>
      <style:text-properties fo:font-size="14pt" fo:font-weight="bold" officeooo:rsid="0019babd" officeooo:paragraph-rsid="0019babd" style:font-size-asian="14pt" style:font-weight-asian="bold" style:font-size-complex="14pt" style:font-weight-complex="bold"/>
    </style:style>
    <style:style style:name="P4" style:family="paragraph" style:parent-style-name="Frame_20_contents">
      <style:paragraph-properties fo:line-height="150%" fo:text-align="start" style:justify-single-word="false"/>
      <style:text-properties fo:font-size="14pt" fo:font-weight="bold" officeooo:rsid="0019babd" officeooo:paragraph-rsid="00220703" style:font-size-asian="14pt" style:font-weight-asian="bold" style:font-size-complex="14pt" style:font-weight-complex="bold"/>
    </style:style>
    <style:style style:name="P5" style:family="paragraph" style:parent-style-name="Frame_20_contents">
      <style:paragraph-properties fo:line-height="150%" fo:text-align="start" style:justify-single-word="false"/>
      <style:text-properties fo:font-size="14pt" fo:font-weight="bold" officeooo:rsid="0019babd" officeooo:paragraph-rsid="001b6c92" style:font-size-asian="14pt" style:font-weight-asian="bold" style:font-size-complex="14pt" style:font-weight-complex="bold"/>
    </style:style>
    <style:style style:name="P6" style:family="paragraph" style:parent-style-name="Frame_20_contents">
      <style:paragraph-properties fo:text-align="center" style:justify-single-word="false"/>
      <style:text-properties fo:font-weight="bold" officeooo:rsid="0019babd" officeooo:paragraph-rsid="0019babd" style:font-weight-asian="bold" style:font-weight-complex="bold"/>
    </style:style>
    <style:style style:name="P7" style:family="paragraph" style:parent-style-name="Frame_20_contents">
      <loext:graphic-properties draw:fill="solid" draw:fill-color="#ffffcc" draw:opacity="100%"/>
      <style:paragraph-properties fo:text-align="center" style:justify-single-word="false" fo:background-color="#ffffcc"/>
      <style:text-properties fo:font-weight="bold" officeooo:rsid="0019babd" officeooo:paragraph-rsid="0019babd" style:font-weight-asian="bold" style:font-weight-complex="bold"/>
    </style:style>
    <style:style style:name="P8" style:family="paragraph" style:parent-style-name="Frame_20_contents">
      <style:paragraph-properties fo:text-align="center" style:justify-single-word="false"/>
      <style:text-properties fo:color="#ff0000" fo:font-size="18pt" fo:font-style="italic" fo:font-weight="bold" officeooo:rsid="0019babd" officeooo:paragraph-rsid="0019babd" style:font-size-asian="18pt" style:font-style-asian="italic" style:font-weight-asian="bold" style:font-size-complex="18pt" style:font-style-complex="italic" style:font-weight-complex="bold"/>
    </style:style>
    <style:style style:name="T1" style:family="text">
      <style:text-properties officeooo:rsid="0021155b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#cfe7f5" style:background-transparency="0%" draw:fill="solid" draw:fill-color="#cfe7f5" draw:opacity="100%" fo:padding="0.0591in" fo:border="1.76pt solid #ff3333" style:shadow="none" draw:shadow-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rame1" text:anchor-type="paragraph" svg:x="0.2591in" svg:y="0.0791in" svg:width="3in" draw:z-index="0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7"/><text:p text:style-name="P8"><text:s/>Participants Card</text:p><text:p text:style-name="P6"/><text:p text:style-name="P3">Name<text:tab/>: </text:p><text:p text:style-name="P3">Class<text:tab/>: </text:p><text:p text:style-name="P3">Item<text:tab/>: </text:p><text:p text:style-name="P3"><text:tab/>:</text:p><text:p text:style-name="P3"><text:tab/>:</text:p></draw:text-box></draw:frame><draw:frame draw:style-name="fr1" draw:name="Frame2" text:anchor-type="paragraph" svg:x="3.8028in" svg:y="0.0791in" svg:width="3in" draw:z-index="1"><draw:text-box fo:min-height="4.0264in"><text:p text:style-name="P2"/><text:p text:style-name="P2">SCHOOL KALO<text:span text:style-name="T1">L</text:span>SAVAM 2017</text:p><text:p text:style-name="P2">2016 November 5</text:p><text:p text:style-name="P2">GHS ALAPPUZHA</text:p><text:p text:style-name="P7"/><text:p text:style-name="P8"><text:s/>Participants Card</text:p><text:p text:style-name="P6"/><text:p text:style-name="P3">Name<text:tab/>: അഭിഷേക് എ.</text:p><text:p text:style-name="P4">Class<text:tab/>:9A</text:p><text:p text:style-name="P4">Item<text:tab/>:ലളിതഗാനം</text:p><text:p text:style-name="P4"><text:tab/>:പ്രസംഗം </text:p><text:p text:style-name="P4"><text:tab/>:മിമിക്രി</text:p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><text:s/></text:p><text:p text:style-name="P3">Item<text:tab/>: </text:p><text:p text:style-name="P3"><text:tab/>:</text:p><text:p text:style-name="P3"><text:tab/>:</text:p></draw:text-box></draw:frame><draw:frame draw:style-name="fr1" draw:name="Frame3" text:anchor-type="paragraph" svg:x="3.8028in" svg:y="4.4102in" svg:width="3in" draw:z-index="2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7"/><text:p text:style-name="P8"><text:s/>Participants Card</text:p><text:p text:style-name="P6"/><text:p text:style-name="P3">Name<text:tab/>:അജയ് കൃഷ്ണ പി.എ.</text:p><text:p text:style-name="P3">Class<text:tab/>:10A</text:p><text:p text:style-name="P3">Item<text:tab/>:മാപ്പിളപ്പാട്ട്</text:p><text:p text:style-name="P3"><text:tab/>:പ്രസംഗം </text:p><text:p text:style-name="P3"><text:tab/>:പ്രസംഗം </text:p></draw:text-box></draw:frame><draw:frame draw:style-name="fr1" draw:name="Frame4" text:anchor-type="paragraph" svg:x="0.2591in" svg:y="0.0791in" svg:width="3in" draw:z-index="3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7"/><text:p text:style-name="P8"><text:s/>Participants Card</text:p><text:p text:style-name="P6"/><text:p text:style-name="P3">Name<text:tab/>: അമല്‍കൃഷ്ണ കെ.വി.</text:p><text:p text:style-name="P3">Class<text:tab/>:8A</text:p><text:p text:style-name="P3">Item<text:tab/>:ലളിതഗാനം</text:p><text:p text:style-name="P3"><text:tab/>:മാപ്പിളപ്പാട്ട്</text:p><text:p text:style-name="P3"><text:tab/>:പ്രസംഗം </text:p></draw:text-box></draw:frame><draw:frame draw:style-name="fr1" draw:name="Frame5" text:anchor-type="paragraph" svg:x="0.2591in" svg:y="4.4102in" svg:width="3in" draw:z-index="4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7"/><text:p text:style-name="P8"><text:s/>Participants Card</text:p><text:p text:style-name="P6"/><text:p text:style-name="P3">Name<text:tab/>: ആദര്‍ശ് ടി.</text:p><text:p text:style-name="P3">Class<text:tab/>: 8B</text:p><text:p text:style-name="P3">Item<text:tab/>: ലളിതഗാനം</text:p><text:p text:style-name="P3"><text:tab/>:മിമിക്രി</text:p><text:p text:style-name="P3"><text:tab/>:നാടകം</text:p></draw:text-box></draw:frame>­</text:p>
      <text:p text:style-name="P1"><draw:frame draw:style-name="fr1" draw:name="Frame6" text:anchor-type="paragraph" svg:x="0.2591in" svg:y="0.0791in" svg:width="3in" draw:z-index="5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7"/><text:p text:style-name="P8"><text:s/>Participants Card</text:p><text:p text:style-name="P6"/><text:p text:style-name="P3">Name<text:tab/>: </text:p><text:p text:style-name="P3">Class<text:tab/>: </text:p><text:p text:style-name="P3">Item<text:tab/>: </text:p><text:p text:style-name="P3"><text:tab/>:</text:p><text:p text:style-name="P3"><text:tab/>:</text:p></draw:text-box></draw:frame><draw:frame draw:style-name="fr1" draw:name="Frame7" text:anchor-type="paragraph" svg:x="3.8028in" svg:y="0.0791in" svg:width="3in" draw:z-index="6"><draw:text-box fo:min-height="4.0264in"><text:p text:style-name="P2"/><text:p text:style-name="P2">SCHOOL KALO<text:span text:style-name="T1">L</text:span>SAVAM 2017</text:p><text:p text:style-name="P2">2016 November 5</text:p><text:p text:style-name="P2">GHS ALAPPUZHA</text:p><text:p text:style-name="P7"/><text:p text:style-name="P8"><text:s/>Participants Card</text:p><text:p text:style-name="P6"/><text:p text:style-name="P3">Name<text:tab/>: അഖില.ആര്‍</text:p><text:p text:style-name="P4">Class<text:tab/>:8B</text:p><text:p text:style-name="P4">Item<text:tab/>:മാപ്പിളപ്പാട്ട്</text:p><text:p text:style-name="P4"><text:tab/>:നാടകം</text:p><text:p text:style-name="P4"><text:tab/>:കോല്‍ക്കളി</text:p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><text:s/></text:p><text:p text:style-name="P3">Item<text:tab/>: </text:p><text:p text:style-name="P3"><text:tab/>:</text:p><text:p text:style-name="P3"><text:tab/>:</text:p></draw:text-box></draw:frame><draw:frame draw:style-name="fr1" draw:name="Frame8" text:anchor-type="paragraph" svg:x="3.8028in" svg:y="4.4102in" svg:width="3in" draw:z-index="7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7"/><text:p text:style-name="P8"><text:s/>Participants Card</text:p><text:p text:style-name="P6"/><text:p text:style-name="P3">Name<text:tab/>:അമല്‍ .പി.പി.</text:p><text:p text:style-name="P3">Class<text:tab/>:9B</text:p><text:p text:style-name="P3">Item<text:tab/>:പ്രസംഗം </text:p><text:p text:style-name="P3"><text:tab/>:കോല്‍ക്കളി</text:p><text:p text:style-name="P3"><text:tab/>:</text:p></draw:text-box></draw:frame><draw:frame draw:style-name="fr1" draw:name="Frame9" text:anchor-type="paragraph" svg:x="0.2591in" svg:y="0.0791in" svg:width="3in" draw:z-index="8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7"/><text:p text:style-name="P8"><text:s/>Participants Card</text:p><text:p text:style-name="P6"/><text:p text:style-name="P3">Name<text:tab/>: അജയഘോഷ് . എം.കെ</text:p><text:p text:style-name="P3">Class<text:tab/>:9A</text:p><text:p text:style-name="P3">Item<text:tab/>:മാപ്പിളപ്പാട്ട്</text:p><text:p text:style-name="P3"><text:tab/>:മിമിക്രി</text:p><text:p text:style-name="P3"><text:tab/>:മിമിക്രി</text:p></draw:text-box></draw:frame><draw:frame draw:style-name="fr1" draw:name="Frame10" text:anchor-type="paragraph" svg:x="0.2591in" svg:y="4.4102in" svg:width="3in" draw:z-index="9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7"/><text:p text:style-name="P8"><text:s/>Participants Card</text:p><text:p text:style-name="P6"/><text:p text:style-name="P3">Name<text:tab/>: അക്ഷയ് ഉല്ലാസ്</text:p><text:p text:style-name="P3">Class<text:tab/>: 9A</text:p><text:p text:style-name="P3">Item<text:tab/>: പ്രസംഗം </text:p><text:p text:style-name="P3"><text:tab/>:കോല്‍ക്കളി</text:p><text:p text:style-name="P3"><text:tab/>:</text:p></draw:text-box></draw:frame>­</text:p>
      <text:p text:style-name="P1"><draw:frame draw:style-name="fr1" draw:name="Frame11" text:anchor-type="paragraph" svg:x="0.2591in" svg:y="0.0791in" svg:width="3in" draw:z-index="10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7"/><text:p text:style-name="P8"><text:s/>Participants Card</text:p><text:p text:style-name="P6"/><text:p text:style-name="P3">Name<text:tab/>: </text:p><text:p text:style-name="P3">Class<text:tab/>: </text:p><text:p text:style-name="P3">Item<text:tab/>: </text:p><text:p text:style-name="P3"><text:tab/>:</text:p><text:p text:style-name="P3"><text:tab/>:</text:p></draw:text-box></draw:frame><draw:frame draw:style-name="fr1" draw:name="Frame12" text:anchor-type="paragraph" svg:x="3.8028in" svg:y="0.0791in" svg:width="3in" draw:z-index="11"><draw:text-box fo:min-height="4.0264in"><text:p text:style-name="P2"/><text:p text:style-name="P2">SCHOOL KALO<text:span text:style-name="T1">L</text:span>SAVAM 2017</text:p><text:p text:style-name="P2">2016 November 5</text:p><text:p text:style-name="P2">GHS ALAPPUZHA</text:p><text:p text:style-name="P7"/><text:p text:style-name="P8"><text:s/>Participants Card</text:p><text:p text:style-name="P6"/><text:p text:style-name="P3">Name<text:tab/>: അമ്മുകുട്ടി <text:s/>ജയകുമാര്‍</text:p><text:p text:style-name="P4">Class<text:tab/>:10A</text:p><text:p text:style-name="P4">Item<text:tab/>:മിമിക്രി</text:p><text:p text:style-name="P4"><text:tab/>:കോല്‍ക്കളി</text:p><text:p text:style-name="P4"><text:tab/>:</text:p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><text:s/></text:p><text:p text:style-name="P3">Item<text:tab/>: </text:p><text:p text:style-name="P3"><text:tab/>:</text:p><text:p text:style-name="P3"><text:tab/>:</text:p></draw:text-box></draw:frame><draw:frame draw:style-name="fr1" draw:name="Frame13" text:anchor-type="paragraph" svg:x="3.8028in" svg:y="4.4102in" svg:width="3in" draw:z-index="12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7"/><text:p text:style-name="P8"><text:s/>Participants Card</text:p><text:p text:style-name="P6"/><text:p text:style-name="P3">Name<text:tab/>:അനന്തു സി.സി.</text:p><text:p text:style-name="P3">Class<text:tab/>:9A</text:p><text:p text:style-name="P3">Item<text:tab/>:മിമിക്രി</text:p><text:p text:style-name="P3"><text:tab/>:കോല്‍ക്കളി</text:p><text:p text:style-name="P3"><text:tab/>:</text:p></draw:text-box></draw:frame><draw:frame draw:style-name="fr1" draw:name="Frame14" text:anchor-type="paragraph" svg:x="0.2591in" svg:y="0.0791in" svg:width="3in" draw:z-index="13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7"/><text:p text:style-name="P8"><text:s/>Participants Card</text:p><text:p text:style-name="P6"/><text:p text:style-name="P3">Name<text:tab/>: അമൽ എം.ഒ.</text:p><text:p text:style-name="P3">Class<text:tab/>:10A</text:p><text:p text:style-name="P3">Item<text:tab/>:പ്രസംഗം </text:p><text:p text:style-name="P3"><text:tab/>:കോല്‍ക്കളി</text:p><text:p text:style-name="P3"><text:tab/>:</text:p></draw:text-box></draw:frame><draw:frame draw:style-name="fr1" draw:name="Frame15" text:anchor-type="paragraph" svg:x="0.2591in" svg:y="4.4102in" svg:width="3in" draw:z-index="14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7"/><text:p text:style-name="P8"><text:s/>Participants Card</text:p><text:p text:style-name="P6"/><text:p text:style-name="P3">Name<text:tab/>: അനന്തസെന്‍.എസ്</text:p><text:p text:style-name="P3">Class<text:tab/>: 10B</text:p><text:p text:style-name="P3">Item<text:tab/>: മിമിക്രി</text:p><text:p text:style-name="P3"><text:tab/>:കോല്‍ക്കളി</text:p><text:p text:style-name="P3"><text:tab/>:</text:p></draw:text-box></draw:frame>­</text:p>
      <text:p text:style-name="P1"><draw:frame draw:style-name="fr1" draw:name="Frame16" text:anchor-type="paragraph" svg:x="0.2591in" svg:y="0.0791in" svg:width="3in" draw:z-index="15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7"/><text:p text:style-name="P8"><text:s/>Participants Card</text:p><text:p text:style-name="P6"/><text:p text:style-name="P3">Name<text:tab/>: </text:p><text:p text:style-name="P3">Class<text:tab/>: </text:p><text:p text:style-name="P3">Item<text:tab/>: </text:p><text:p text:style-name="P3"><text:tab/>:</text:p><text:p text:style-name="P3"><text:tab/>:</text:p></draw:text-box></draw:frame><draw:frame draw:style-name="fr1" draw:name="Frame17" text:anchor-type="paragraph" svg:x="3.8028in" svg:y="0.0791in" svg:width="3in" draw:z-index="16"><draw:text-box fo:min-height="4.0264in"><text:p text:style-name="P2"/><text:p text:style-name="P2">SCHOOL KALO<text:span text:style-name="T1">L</text:span>SAVAM 2017</text:p><text:p text:style-name="P2">2016 November 5</text:p><text:p text:style-name="P2">GHS ALAPPUZHA</text:p><text:p text:style-name="P7"/><text:p text:style-name="P8"><text:s/>Participants Card</text:p><text:p text:style-name="P6"/><text:p text:style-name="P3">Name<text:tab/>: അനന്തു വി.എല്‍.</text:p><text:p text:style-name="P4">Class<text:tab/>:8A</text:p><text:p text:style-name="P4">Item<text:tab/>:നാടകം</text:p><text:p text:style-name="P4"><text:tab/>:കോല്‍ക്കളി</text:p><text:p text:style-name="P4"><text:tab/>:</text:p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><text:s/></text:p><text:p text:style-name="P3">Item<text:tab/>: </text:p><text:p text:style-name="P3"><text:tab/>:</text:p><text:p text:style-name="P3"><text:tab/>:</text:p></draw:text-box></draw:frame><draw:frame draw:style-name="fr1" draw:name="Frame18" text:anchor-type="paragraph" svg:x="3.8028in" svg:y="4.4102in" svg:width="3in" draw:z-index="17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7"/><text:p text:style-name="P8"><text:s/>Participants Card</text:p><text:p text:style-name="P6"/><text:p text:style-name="P3">Name<text:tab/>:അണിമ. എം</text:p><text:p text:style-name="P3">Class<text:tab/>:8A</text:p><text:p text:style-name="P3">Item<text:tab/>:നാടകം</text:p><text:p text:style-name="P3"><text:tab/>:</text:p><text:p text:style-name="P3"><text:tab/>:</text:p></draw:text-box></draw:frame><draw:frame draw:style-name="fr1" draw:name="Frame19" text:anchor-type="paragraph" svg:x="0.2591in" svg:y="0.0791in" svg:width="3in" draw:z-index="18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7"/><text:p text:style-name="P8"><text:s/>Participants Card</text:p><text:p text:style-name="P6"/><text:p text:style-name="P3">Name<text:tab/>: അനന്തു ധനേഷ്</text:p><text:p text:style-name="P3">Class<text:tab/>:8A</text:p><text:p text:style-name="P3">Item<text:tab/>:നാടകം</text:p><text:p text:style-name="P3"><text:tab/>:കോല്‍ക്കളി</text:p><text:p text:style-name="P3"><text:tab/>:</text:p></draw:text-box></draw:frame><draw:frame draw:style-name="fr1" draw:name="Frame20" text:anchor-type="paragraph" svg:x="0.2591in" svg:y="4.4102in" svg:width="3in" draw:z-index="19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7"/><text:p text:style-name="P8"><text:s/>Participants Card</text:p><text:p text:style-name="P6"/><text:p text:style-name="P3">Name<text:tab/>: അന്തു വി.ആര്‍</text:p><text:p text:style-name="P3">Class<text:tab/>: 8A</text:p><text:p text:style-name="P3">Item<text:tab/>: നാടകം</text:p><text:p text:style-name="P3"><text:tab/>:മാപ്പിളപ്പാട്ട്</text:p><text:p text:style-name="P3"><text:tab/>:</text:p></draw:text-box></draw:frame>­</text:p>
      <text:p text:style-name="P1"><draw:frame draw:style-name="fr1" draw:name="Frame21" text:anchor-type="paragraph" svg:x="0.2591in" svg:y="0.0791in" svg:width="3in" draw:z-index="20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7"/><text:p text:style-name="P8"><text:s/>Participants Card</text:p><text:p text:style-name="P6"/><text:p text:style-name="P3">Name<text:tab/>: </text:p><text:p text:style-name="P3">Class<text:tab/>: </text:p><text:p text:style-name="P3">Item<text:tab/>: </text:p><text:p text:style-name="P3"><text:tab/>:</text:p><text:p text:style-name="P3"><text:tab/>:</text:p></draw:text-box></draw:frame><draw:frame draw:style-name="fr1" draw:name="Frame22" text:anchor-type="paragraph" svg:x="3.8028in" svg:y="0.0791in" svg:width="3in" draw:z-index="21"><draw:text-box fo:min-height="4.0264in"><text:p text:style-name="P2"/><text:p text:style-name="P2">SCHOOL KALO<text:span text:style-name="T1">L</text:span>SAVAM 2017</text:p><text:p text:style-name="P2">2016 November 5</text:p><text:p text:style-name="P2">GHS ALAPPUZHA</text:p><text:p text:style-name="P7"/><text:p text:style-name="P8"><text:s/>Participants Card</text:p><text:p text:style-name="P6"/><text:p text:style-name="P3">Name<text:tab/>: ആരതി.ജെ</text:p><text:p text:style-name="P4">Class<text:tab/>:8A</text:p><text:p text:style-name="P4">Item<text:tab/>:നാടകം</text:p><text:p text:style-name="P4"><text:tab/>:ദേശഭക്തിഗാനം</text:p><text:p text:style-name="P4"><text:tab/>:</text:p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><text:s/></text:p><text:p text:style-name="P3">Item<text:tab/>: </text:p><text:p text:style-name="P3"><text:tab/>:</text:p><text:p text:style-name="P3"><text:tab/>:</text:p></draw:text-box></draw:frame><draw:frame draw:style-name="fr1" draw:name="Frame23" text:anchor-type="paragraph" svg:x="3.8028in" svg:y="4.4102in" svg:width="3in" draw:z-index="22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7"/><text:p text:style-name="P8"><text:s/>Participants Card</text:p><text:p text:style-name="P6"/><text:p text:style-name="P3">Name<text:tab/>:അരവിന്ദ്.ടി.എസ്.</text:p><text:p text:style-name="P3">Class<text:tab/>:8A</text:p><text:p text:style-name="P3">Item<text:tab/>:നാടകം</text:p><text:p text:style-name="P3"><text:tab/>:ദേശഭക്തിഗാനം</text:p><text:p text:style-name="P3"><text:tab/>:</text:p></draw:text-box></draw:frame><draw:frame draw:style-name="fr1" draw:name="Frame24" text:anchor-type="paragraph" svg:x="0.2591in" svg:y="0.0791in" svg:width="3in" draw:z-index="23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7"/><text:p text:style-name="P8"><text:s/>Participants Card</text:p><text:p text:style-name="P6"/><text:p text:style-name="P3">Name<text:tab/>: അഞ്ജലി. എസ്.</text:p><text:p text:style-name="P3">Class<text:tab/>:8A</text:p><text:p text:style-name="P3">Item<text:tab/>:നാടകം</text:p><text:p text:style-name="P3"><text:tab/>:ലളിതഗാനം</text:p><text:p text:style-name="P3"><text:tab/>:</text:p></draw:text-box></draw:frame><draw:frame draw:style-name="fr1" draw:name="Frame25" text:anchor-type="paragraph" svg:x="0.2591in" svg:y="4.4102in" svg:width="3in" draw:z-index="24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7"/><text:p text:style-name="P8"><text:s/>Participants Card</text:p><text:p text:style-name="P6"/><text:p text:style-name="P3">Name<text:tab/>: ആരതി.വി</text:p><text:p text:style-name="P3">Class<text:tab/>: 8A</text:p><text:p text:style-name="P3">Item<text:tab/>: നാടകം</text:p><text:p text:style-name="P3"><text:tab/>:ദേശഭക്തിഗാനം</text:p><text:p text:style-name="P3"><text:tab/>:</text:p></draw:text-box></draw:frame>­</text:p>
      <text:p text:style-name="P1"><draw:frame draw:style-name="fr1" draw:name="Frame26" text:anchor-type="paragraph" svg:x="0.2591in" svg:y="0.0791in" svg:width="3in" draw:z-index="25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7"/><text:p text:style-name="P8"><text:s/>Participants Card</text:p><text:p text:style-name="P6"/><text:p text:style-name="P3">Name<text:tab/>: </text:p><text:p text:style-name="P3">Class<text:tab/>: </text:p><text:p text:style-name="P3">Item<text:tab/>: </text:p><text:p text:style-name="P3"><text:tab/>:</text:p><text:p text:style-name="P3"><text:tab/>:</text:p></draw:text-box></draw:frame><draw:frame draw:style-name="fr1" draw:name="Frame27" text:anchor-type="paragraph" svg:x="3.8028in" svg:y="0.0791in" svg:width="3in" draw:z-index="26"><draw:text-box fo:min-height="4.0264in"><text:p text:style-name="P2"/><text:p text:style-name="P2">SCHOOL KALO<text:span text:style-name="T1">L</text:span>SAVAM 2017</text:p><text:p text:style-name="P2">2016 November 5</text:p><text:p text:style-name="P2">GHS ALAPPUZHA</text:p><text:p text:style-name="P7"/><text:p text:style-name="P8"><text:s/>Participants Card</text:p><text:p text:style-name="P6"/><text:p text:style-name="P3">Name<text:tab/>: അരുണിമ എസ്.</text:p><text:p text:style-name="P4">Class<text:tab/>:9A</text:p><text:p text:style-name="P4">Item<text:tab/>:തിരുവാതിര</text:p><text:p text:style-name="P4"><text:tab/>:ദേശഭക്തിഗാനം</text:p><text:p text:style-name="P4"><text:tab/>:</text:p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><text:s/></text:p><text:p text:style-name="P3">Item<text:tab/>: </text:p><text:p text:style-name="P3"><text:tab/>:</text:p><text:p text:style-name="P3"><text:tab/>:</text:p></draw:text-box></draw:frame><draw:frame draw:style-name="fr1" draw:name="Frame28" text:anchor-type="paragraph" svg:x="3.8028in" svg:y="4.4102in" svg:width="3in" draw:z-index="27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7"/><text:p text:style-name="P8"><text:s/>Participants Card</text:p><text:p text:style-name="P6"/><text:p text:style-name="P3">Name<text:tab/>:ആര്യ എസ്.</text:p><text:p text:style-name="P3">Class<text:tab/>:9A</text:p><text:p text:style-name="P3">Item<text:tab/>:തിരുവാതിര</text:p><text:p text:style-name="P3"><text:tab/>:ദേശഭക്തിഗാനം</text:p><text:p text:style-name="P3"><text:tab/>:</text:p></draw:text-box></draw:frame><draw:frame draw:style-name="fr1" draw:name="Frame29" text:anchor-type="paragraph" svg:x="0.2591in" svg:y="0.0791in" svg:width="3in" draw:z-index="28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7"/><text:p text:style-name="P8"><text:s/>Participants Card</text:p><text:p text:style-name="P6"/><text:p text:style-name="P3">Name<text:tab/>: അര്‍ച്ചന ബി.</text:p><text:p text:style-name="P3">Class<text:tab/>:9A</text:p><text:p text:style-name="P3">Item<text:tab/>:തിരുവാതിര</text:p><text:p text:style-name="P3"><text:tab/>:ലളിതഗാനം</text:p><text:p text:style-name="P3"><text:tab/>:ദേശഭക്തിഗാനം</text:p></draw:text-box></draw:frame><draw:frame draw:style-name="fr1" draw:name="Frame30" text:anchor-type="paragraph" svg:x="0.2591in" svg:y="4.4102in" svg:width="3in" draw:z-index="29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7"/><text:p text:style-name="P8"><text:s/>Participants Card</text:p><text:p text:style-name="P6"/><text:p text:style-name="P3">Name<text:tab/>: അരുണിമ.വി.കെ.</text:p><text:p text:style-name="P3">Class<text:tab/>: 9A</text:p><text:p text:style-name="P3">Item<text:tab/>: തിരുവാതിര</text:p><text:p text:style-name="P3"><text:tab/>:ദേശഭക്തിഗാനം</text:p><text:p text:style-name="P3"><text:tab/>:</text:p></draw:text-box></draw:frame>­</text:p>
      <text:p text:style-name="P1"><draw:frame draw:style-name="fr1" draw:name="Frame31" text:anchor-type="paragraph" svg:x="0.2591in" svg:y="0.0791in" svg:width="3in" draw:z-index="30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7"/><text:p text:style-name="P8"><text:s/>Participants Card</text:p><text:p text:style-name="P6"/><text:p text:style-name="P3">Name<text:tab/>: </text:p><text:p text:style-name="P3">Class<text:tab/>: </text:p><text:p text:style-name="P3">Item<text:tab/>: </text:p><text:p text:style-name="P3"><text:tab/>:</text:p><text:p text:style-name="P3"><text:tab/>:</text:p></draw:text-box></draw:frame><draw:frame draw:style-name="fr1" draw:name="Frame32" text:anchor-type="paragraph" svg:x="3.8028in" svg:y="0.0791in" svg:width="3in" draw:z-index="31"><draw:text-box fo:min-height="4.0264in"><text:p text:style-name="P2"/><text:p text:style-name="P2">SCHOOL KALO<text:span text:style-name="T1">L</text:span>SAVAM 2017</text:p><text:p text:style-name="P2">2016 November 5</text:p><text:p text:style-name="P2">GHS ALAPPUZHA</text:p><text:p text:style-name="P7"/><text:p text:style-name="P8"><text:s/>Participants Card</text:p><text:p text:style-name="P6"/><text:p text:style-name="P3">Name<text:tab/>: ആശ വി. എ</text:p><text:p text:style-name="P4">Class<text:tab/>:9A</text:p><text:p text:style-name="P4">Item<text:tab/>:തിരുവാതിര</text:p><text:p text:style-name="P4"><text:tab/>:ദേശഭക്തിഗാനം</text:p><text:p text:style-name="P4"><text:tab/>:</text:p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><text:s/></text:p><text:p text:style-name="P3">Item<text:tab/>: </text:p><text:p text:style-name="P3"><text:tab/>:</text:p><text:p text:style-name="P3"><text:tab/>:</text:p></draw:text-box></draw:frame><draw:frame draw:style-name="fr1" draw:name="Frame33" text:anchor-type="paragraph" svg:x="3.8028in" svg:y="4.4102in" svg:width="3in" draw:z-index="32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7"/><text:p text:style-name="P8"><text:s/>Participants Card</text:p><text:p text:style-name="P6"/><text:p text:style-name="P3">Name<text:tab/>:അശ്വിൻ വി.എം.</text:p><text:p text:style-name="P3">Class<text:tab/>:9A</text:p><text:p text:style-name="P3">Item<text:tab/>:തിരുവാതിര</text:p><text:p text:style-name="P3"><text:tab/>:ദേശഭക്തിഗാനം</text:p><text:p text:style-name="P3"><text:tab/>:</text:p></draw:text-box></draw:frame><draw:frame draw:style-name="fr1" draw:name="Frame34" text:anchor-type="paragraph" svg:x="0.2591in" svg:y="0.0791in" svg:width="3in" draw:z-index="33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7"/><text:p text:style-name="P8"><text:s/>Participants Card</text:p><text:p text:style-name="P6"/><text:p text:style-name="P3">Name<text:tab/>: ആര്യ.വി.ജെ.</text:p><text:p text:style-name="P3">Class<text:tab/>:9A</text:p><text:p text:style-name="P3">Item<text:tab/>:തിരുവാതിര</text:p><text:p text:style-name="P3"><text:tab/>:മാപ്പിളപ്പാട്ട്</text:p><text:p text:style-name="P3"><text:tab/>:ദേശഭക്തിഗാനം</text:p></draw:text-box></draw:frame><draw:frame draw:style-name="fr1" draw:name="Frame35" text:anchor-type="paragraph" svg:x="0.2591in" svg:y="4.4102in" svg:width="3in" draw:z-index="34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7"/><text:p text:style-name="P8"><text:s/>Participants Card</text:p><text:p text:style-name="P6"/><text:p text:style-name="P3">Name<text:tab/>: അശ്വതി സന്തോഷ്‌</text:p><text:p text:style-name="P3">Class<text:tab/>: 9A</text:p><text:p text:style-name="P3">Item<text:tab/>: തിരുവാതിര</text:p><text:p text:style-name="P3"><text:tab/>:പദ്യപാരായണം</text:p><text:p text:style-name="P3"><text:tab/>:ദേശഭക്തിഗാനം</text:p></draw:text-box></draw:frame>­</text:p>
      <text:p text:style-name="P1"><draw:frame draw:style-name="fr1" draw:name="Frame36" text:anchor-type="paragraph" svg:x="0.2591in" svg:y="0.0791in" svg:width="3in" draw:z-index="35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7"/><text:p text:style-name="P8"><text:s/>Participants Card</text:p><text:p text:style-name="P6"/><text:p text:style-name="P3">Name<text:tab/>: </text:p><text:p text:style-name="P3">Class<text:tab/>: </text:p><text:p text:style-name="P3">Item<text:tab/>: </text:p><text:p text:style-name="P3"><text:tab/>:</text:p><text:p text:style-name="P3"><text:tab/>:</text:p></draw:text-box></draw:frame><draw:frame draw:style-name="fr1" draw:name="Frame37" text:anchor-type="paragraph" svg:x="3.8028in" svg:y="0.0791in" svg:width="3in" draw:z-index="36"><draw:text-box fo:min-height="4.0264in"><text:p text:style-name="P2"/><text:p text:style-name="P2">SCHOOL KALO<text:span text:style-name="T1">L</text:span>SAVAM 2017</text:p><text:p text:style-name="P2">2016 November 5</text:p><text:p text:style-name="P2">GHS ALAPPUZHA</text:p><text:p text:style-name="P7"/><text:p text:style-name="P8"><text:s/>Participants Card</text:p><text:p text:style-name="P6"/><text:p text:style-name="P3">Name<text:tab/>: </text:p><text:p text:style-name="P4">Class<text:tab/>:</text:p><text:p text:style-name="P4">Item<text:tab/>:</text:p><text:p text:style-name="P4"><text:tab/>:</text:p><text:p text:style-name="P4"><text:tab/>:</text:p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><text:s/></text:p><text:p text:style-name="P3">Item<text:tab/>: </text:p><text:p text:style-name="P3"><text:tab/>:</text:p><text:p text:style-name="P3"><text:tab/>:</text:p></draw:text-box></draw:frame><draw:frame draw:style-name="fr1" draw:name="Frame38" text:anchor-type="paragraph" svg:x="3.8028in" svg:y="4.4102in" svg:width="3in" draw:z-index="37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7"/><text:p text:style-name="P8"><text:s/>Participants Card</text:p><text:p text:style-name="P6"/><text:p text:style-name="P3">Name<text:tab/>:</text:p><text:p text:style-name="P3">Class<text:tab/>:</text:p><text:p text:style-name="P3">Item<text:tab/>:</text:p><text:p text:style-name="P3"><text:tab/>:</text:p><text:p text:style-name="P3"><text:tab/>:</text:p></draw:text-box></draw:frame><draw:frame draw:style-name="fr1" draw:name="Frame39" text:anchor-type="paragraph" svg:x="0.2591in" svg:y="0.0791in" svg:width="3in" draw:z-index="38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7"/><text:p text:style-name="P8"><text:s/>Participants Card</text:p><text:p text:style-name="P6"/><text:p text:style-name="P3">Name<text:tab/>: ആതിര ആര്‍.</text:p><text:p text:style-name="P3">Class<text:tab/>:9A</text:p><text:p text:style-name="P3">Item<text:tab/>:തിരുവാതിര</text:p><text:p text:style-name="P3"><text:tab/>:ദേശഭക്തിഗാനം</text:p><text:p text:style-name="P3"><text:tab/>:</text:p></draw:text-box></draw:frame><draw:frame draw:style-name="fr1" draw:name="Frame40" text:anchor-type="paragraph" svg:x="0.2591in" svg:y="4.4102in" svg:width="3in" draw:z-index="39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7"/><text:p text:style-name="P8"><text:s/>Participants Card</text:p><text:p text:style-name="P6"/><text:p text:style-name="P3">Name<text:tab/>: </text:p><text:p text:style-name="P3">Class<text:tab/>: </text:p><text:p text:style-name="P3">Item<text:tab/>: </text:p><text:p text:style-name="P3"><text:tab/>:</text:p><text:p text:style-name="P3"><text:tab/>:</text:p></draw:text-box></draw:frame>­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90f8dcf33c87b3705e78202e3df5142b201bd805</meta:generator>
    <meta:creation-date>2016-05-18T14:56:59.582852311</meta:creation-date>
    <dc:date>2024-08-25T08:07:04.598563801</dc:date>
    <meta:editing-cycles>5</meta:editing-cycles>
    <meta:editing-duration>PT4M20S</meta:editing-duration>
    <meta:document-statistic meta:table-count="0" meta:image-count="0" meta:object-count="0" meta:page-count="15" meta:paragraph-count="400" meta:word-count="825" meta:character-count="4408" meta:non-whitespace-character-count="3791"/>
  </office:meta>
</office:document-meta>
</file>